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0.4043in"/>
    </style:style>
    <style:style style:name="co4" style:family="table-column">
      <style:table-column-properties fo:break-before="auto" style:column-width="0.2417in"/>
    </style:style>
    <style:style style:name="co5" style:family="table-column">
      <style:table-column-properties fo:break-before="auto" style:column-width="0.2201in"/>
    </style:style>
    <style:style style:name="co6" style:family="table-column">
      <style:table-column-properties fo:break-before="auto" style:column-width="0.3839in"/>
    </style:style>
    <style:style style:name="co7" style:family="table-column">
      <style:table-column-properties fo:break-before="auto" style:column-width="0.4382in"/>
    </style:style>
    <style:style style:name="co8" style:family="table-column">
      <style:table-column-properties fo:break-before="auto" style:column-width="0.4055in"/>
    </style:style>
    <style:style style:name="co9" style:family="table-column">
      <style:table-column-properties fo:break-before="auto" style:column-width="0.3945in"/>
    </style:style>
    <style:style style:name="co10" style:family="table-column">
      <style:table-column-properties fo:break-before="auto" style:column-width="0.6571in"/>
    </style:style>
    <style:style style:name="co11" style:family="table-column">
      <style:table-column-properties fo:break-before="auto" style:column-width="0.548in"/>
    </style:style>
    <style:style style:name="co12" style:family="table-column">
      <style:table-column-properties fo:break-before="auto" style:column-width="0.602in"/>
    </style:style>
    <style:style style:name="co13" style:family="table-column">
      <style:table-column-properties fo:break-before="auto" style:column-width="1.279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2" table:default-cell-style-name="Default"/>
        <table:table-column table:style-name="co1" table:default-cell-style-name="Default"/>
        <table:table-row table:style-name="ro1">
          <table:table-cell table:number-columns-repeated="2"/>
          <table:table-cell office:value-type="string" table:number-columns-spanned="4" table:number-rows-spanned="1">
            <text:p>Final stats</text:p>
          </table:table-cell>
          <table:covered-table-cell table:number-columns-repeated="3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5" table:number-rows-spanned="1">
            <text:p>Upgrades</text:p>
          </table:table-cell>
          <table:covered-table-cell table:number-columns-repeated="4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3"/>
        </table:table-row>
        <table:table-row table:style-name="ro1">
          <table:table-cell/>
          <table:table-cell office:value-type="string">
            <text:p>HP</text:p>
          </table:table-cell>
          <table:table-cell office:value-type="string">
            <text:p>Rounded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Han</text:p>
          </table:table-cell>
          <table:table-cell office:value-type="string">
            <text:p>Fsp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</table:table-row>
        <table:table-row table:style-name="ro1">
          <table:table-cell office:value-type="string">
            <text:p>Std I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8"/>
          <table:table-cell office:value-type="string">
            <text:p>Half HP jump</text:p>
          </table:table-cell>
          <table:table-cell office:value-type="float" office:value="3.25">
            <text:p>3.25</text:p>
          </table:table-cell>
        </table:table-row>
        <table:table-row table:style-name="ro1">
          <table:table-cell office:value-type="string">
            <text:p>OTEK</text:p>
          </table:table-cell>
          <table:table-cell table:number-columns-repeated="2"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td II</text:p>
          </table:table-cell>
          <table:table-cell table:formula="oooc:=[.B4]*[.Y4]"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20"/>
        </table:table-row>
        <table:table-row table:style-name="ro1">
          <table:table-cell office:value-type="string">
            <text:p>CARA I</text:p>
          </table:table-cell>
          <table:table-cell table:formula="oooc:=[.B7]*[.T8]" office:value-type="float" office:value="55.25">
            <text:p>55.25</text:p>
          </table:table-cell>
          <table:table-cell table:formula="oooc:=CEILING(([.B8]-[.C7]/2);[.C7])" office:value-type="float" office:value="55">
            <text:p>55</text:p>
          </table:table-cell>
          <table:table-cell table:formula="oooc:=[.D7]+[.U8]" office:value-type="float" office:value="30">
            <text:p>30</text:p>
          </table:table-cell>
          <table:table-cell table:formula="oooc:=[.E7]+[.V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3"/>
          <table:table-cell office:value-type="float" office:value="0.85">
            <text:p>0.85</text:p>
          </table:table-cell>
          <table:table-cell office:value-type="float" office:value="6">
            <text:p>6.00</text:p>
          </table:table-cell>
          <table:table-cell office:value-type="float" office:value="0.4">
            <text:p>0.40</text:p>
          </table:table-cell>
          <table:table-cell table:number-columns-repeated="3"/>
        </table:table-row>
        <table:table-row table:style-name="ro1">
          <table:table-cell office:value-type="string">
            <text:p>PIRE I</text:p>
          </table:table-cell>
          <table:table-cell table:formula="oooc:=[.B7]*[.T9]" office:value-type="float" office:value="65">
            <text:p>65</text:p>
          </table:table-cell>
          <table:table-cell table:formula="oooc:=CEILING(([.B9]-[.C7]/2);[.C7])" office:value-type="float" office:value="65">
            <text:p>65</text:p>
          </table:table-cell>
          <table:table-cell table:formula="oooc:=[.D7]+[.U9]" office:value-type="float" office:value="24">
            <text:p>24</text:p>
          </table:table-cell>
          <table:table-cell table:formula="oooc:=[.E7]+[.V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3"/>
          <table:table-cell office:value-type="float" office:value="1">
            <text:p>1.00</text:p>
          </table:table-cell>
          <table:table-cell table:number-columns-repeated="2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string">
            <text:p>ROXO I</text:p>
          </table:table-cell>
          <table:table-cell table:formula="oooc:=[.B7]*[.T10]" office:value-type="float" office:value="74.75">
            <text:p>74.75</text:p>
          </table:table-cell>
          <table:table-cell table:formula="oooc:=CEILING(([.B10]-[.C7]/2);[.C7])" office:value-type="float" office:value="75">
            <text:p>75</text:p>
          </table:table-cell>
          <table:table-cell table:formula="oooc:=[.D7]+[.U10]" office:value-type="float" office:value="18">
            <text:p>18</text:p>
          </table:table-cell>
          <table:table-cell table:formula="oooc:=[.E7]+[.V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3"/>
          <table:table-cell office:value-type="float" office:value="1.15">
            <text:p>1.15</text:p>
          </table:table-cell>
          <table:table-cell office:value-type="float" office:value="-6">
            <text:p>-6.00</text:p>
          </table:table-cell>
          <table:table-cell office:value-type="float" office:value="-0.4">
            <text:p>-0.40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td IIa</text:p>
          </table:table-cell>
          <table:table-cell table:formula="oooc:=[.B7]*[.Y4]" office:value-type="float" office:value="211.25">
            <text:p>211.2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20"/>
        </table:table-row>
        <table:table-row table:style-name="ro1">
          <table:table-cell office:value-type="string">
            <text:p>CARA II</text:p>
          </table:table-cell>
          <table:table-cell table:formula="oooc:=[.B12]*[.T13]" office:value-type="float" office:value="179.5625">
            <text:p>179.56</text:p>
          </table:table-cell>
          <table:table-cell table:formula="oooc:=CEILING(([.B13]-[.C12]/2);[.C12])" office:value-type="float" office:value="180">
            <text:p>180</text:p>
          </table:table-cell>
          <table:table-cell table:formula="oooc:=[.D12]+[.U13]" office:value-type="float" office:value="31">
            <text:p>31</text:p>
          </table:table-cell>
          <table:table-cell table:formula="oooc:=[.E12]+[.V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3"/>
          <table:table-cell office:value-type="float" office:value="0.85">
            <text:p>0.85</text:p>
          </table:table-cell>
          <table:table-cell office:value-type="float" office:value="6">
            <text:p>6.00</text:p>
          </table:table-cell>
          <table:table-cell office:value-type="float" office:value="0.4">
            <text:p>0.40</text:p>
          </table:table-cell>
          <table:table-cell table:number-columns-repeated="3"/>
        </table:table-row>
        <table:table-row table:style-name="ro1">
          <table:table-cell office:value-type="string">
            <text:p>PIRE II</text:p>
          </table:table-cell>
          <table:table-cell table:formula="oooc:=[.B12]*[.T14]" office:value-type="float" office:value="211.25">
            <text:p>211.25</text:p>
          </table:table-cell>
          <table:table-cell table:formula="oooc:=CEILING(([.B14]-[.C12]/2);[.C12])" office:value-type="float" office:value="210">
            <text:p>210</text:p>
          </table:table-cell>
          <table:table-cell table:formula="oooc:=[.D12]+[.U14]" office:value-type="float" office:value="25">
            <text:p>25</text:p>
          </table:table-cell>
          <table:table-cell table:formula="oooc:=[.E12]+[.V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3"/>
          <table:table-cell office:value-type="float" office:value="1">
            <text:p>1.00</text:p>
          </table:table-cell>
          <table:table-cell table:number-columns-repeated="2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string">
            <text:p>ROXO II</text:p>
          </table:table-cell>
          <table:table-cell table:formula="oooc:=[.B12]*[.T15]" office:value-type="float" office:value="242.9375">
            <text:p>242.94</text:p>
          </table:table-cell>
          <table:table-cell table:formula="oooc:=CEILING(([.B15]-[.C12]/2);[.C12])" office:value-type="float" office:value="240">
            <text:p>240</text:p>
          </table:table-cell>
          <table:table-cell table:formula="oooc:=[.D12]+[.U15]" office:value-type="float" office:value="19">
            <text:p>19</text:p>
          </table:table-cell>
          <table:table-cell table:formula="oooc:=[.E12]+[.V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3"/>
          <table:table-cell office:value-type="float" office:value="1.15">
            <text:p>1.15</text:p>
          </table:table-cell>
          <table:table-cell office:value-type="float" office:value="-6">
            <text:p>-6.00</text:p>
          </table:table-cell>
          <table:table-cell office:value-type="float" office:value="-0.4">
            <text:p>-0.40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td III</text:p>
          </table:table-cell>
          <table:table-cell table:formula="oooc:=[.B7]*[.Y3]" office:value-type="float" office:value="227.5">
            <text:p>227.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20"/>
        </table:table-row>
        <table:table-row table:style-name="ro1">
          <table:table-cell office:value-type="string">
            <text:p>SEKA I</text:p>
          </table:table-cell>
          <table:table-cell table:formula="oooc:=[.B17]*[.T18]" office:value-type="float" office:value="193.375">
            <text:p>193.38</text:p>
          </table:table-cell>
          <table:table-cell table:formula="oooc:=CEILING(([.B18]-[.C17]/2);[.C17])" office:value-type="float" office:value="190">
            <text:p>190</text:p>
          </table:table-cell>
          <table:table-cell table:formula="oooc:=[.D17]+[.U18]" office:value-type="float" office:value="31">
            <text:p>31</text:p>
          </table:table-cell>
          <table:table-cell table:formula="oooc:=[.E17]+[.V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6">
            <text:p>6.00</text:p>
          </table:table-cell>
          <table:table-cell office:value-type="float" office:value="0.3">
            <text:p>0.30</text:p>
          </table:table-cell>
          <table:table-cell table:number-columns-repeated="3"/>
        </table:table-row>
        <table:table-row table:style-name="ro1">
          <table:table-cell office:value-type="string">
            <text:p>TUVU I</text:p>
          </table:table-cell>
          <table:table-cell table:formula="oooc:=[.B17]*[.T19]" office:value-type="float" office:value="261.625">
            <text:p>261.63</text:p>
          </table:table-cell>
          <table:table-cell table:formula="oooc:=CEILING(([.B19]-[.C17]/2);[.C17])" office:value-type="float" office:value="260">
            <text:p>260</text:p>
          </table:table-cell>
          <table:table-cell table:formula="oooc:=[.D17]+[.U19]" office:value-type="float" office:value="25">
            <text:p>25</text:p>
          </table:table-cell>
          <table:table-cell table:formula="oooc:=[.E17]+[.V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office:value-type="float" office:value="1.15">
            <text:p>1.15</text:p>
          </table:table-cell>
          <table:table-cell table:number-columns-repeated="2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string">
            <text:p>MARI I</text:p>
          </table:table-cell>
          <table:table-cell table:formula="oooc:=[.B17]*[.T20]" office:value-type="float" office:value="227.5">
            <text:p>227.5</text:p>
          </table:table-cell>
          <table:table-cell table:formula="oooc:=CEILING(([.B20]-[.C17]/2);[.C17])" office:value-type="float" office:value="230">
            <text:p>230</text:p>
          </table:table-cell>
          <table:table-cell table:formula="oooc:=[.D17]+[.U20]" office:value-type="float" office:value="20">
            <text:p>20</text:p>
          </table:table-cell>
          <table:table-cell table:formula="oooc:=[.E17]+[.V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office:value-type="float" office:value="1">
            <text:p>1.00</text:p>
          </table:table-cell>
          <table:table-cell office:value-type="float" office:value="-5">
            <text:p>-5.00</text:p>
          </table:table-cell>
          <table:table-cell office:value-type="float" office:value="-0.2">
            <text:p>-0.20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td IIIa</text:p>
          </table:table-cell>
          <table:table-cell table:formula="oooc:=[.B17]*[.Y4]" office:value-type="float" office:value="739.375">
            <text:p>739.38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20"/>
        </table:table-row>
        <table:table-row table:style-name="ro1">
          <table:table-cell office:value-type="string">
            <text:p>SEKA II</text:p>
          </table:table-cell>
          <table:table-cell table:formula="oooc:=[.B22]*[.T23]" office:value-type="float" office:value="628.46875">
            <text:p>628.47</text:p>
          </table:table-cell>
          <table:table-cell table:formula="oooc:=CEILING(([.B23]-[.C22]/2);[.C22])" office:value-type="float" office:value="620">
            <text:p>620</text:p>
          </table:table-cell>
          <table:table-cell table:formula="oooc:=[.D22]+[.U23]" office:value-type="float" office:value="32">
            <text:p>32</text:p>
          </table:table-cell>
          <table:table-cell table:formula="oooc:=[.E22]+[.V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6">
            <text:p>6.00</text:p>
          </table:table-cell>
          <table:table-cell office:value-type="float" office:value="0.3">
            <text:p>0.30</text:p>
          </table:table-cell>
          <table:table-cell table:number-columns-repeated="3"/>
        </table:table-row>
        <table:table-row table:style-name="ro1">
          <table:table-cell office:value-type="string">
            <text:p>TUVU II</text:p>
          </table:table-cell>
          <table:table-cell table:formula="oooc:=[.B22]*[.T24]" office:value-type="float" office:value="850.28125">
            <text:p>850.28</text:p>
          </table:table-cell>
          <table:table-cell table:formula="oooc:=CEILING(([.B24]-[.C22]/2);[.C22])" office:value-type="float" office:value="860">
            <text:p>860</text:p>
          </table:table-cell>
          <table:table-cell table:formula="oooc:=[.D22]+[.U24]" office:value-type="float" office:value="26">
            <text:p>26</text:p>
          </table:table-cell>
          <table:table-cell table:formula="oooc:=[.E22]+[.V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office:value-type="float" office:value="1.15">
            <text:p>1.15</text:p>
          </table:table-cell>
          <table:table-cell table:number-columns-repeated="2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string">
            <text:p>MARI II</text:p>
          </table:table-cell>
          <table:table-cell table:formula="oooc:=[.B22]*[.T25]" office:value-type="float" office:value="739.375">
            <text:p>739.38</text:p>
          </table:table-cell>
          <table:table-cell table:formula="oooc:=CEILING(([.B25]-[.C22]/2);[.C22])" office:value-type="float" office:value="740">
            <text:p>740</text:p>
          </table:table-cell>
          <table:table-cell table:formula="oooc:=[.D22]+[.U25]" office:value-type="float" office:value="22">
            <text:p>22</text:p>
          </table:table-cell>
          <table:table-cell table:formula="oooc:=[.E22]+[.V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office:value-type="float" office:value="1">
            <text:p>1.00</text:p>
          </table:table-cell>
          <table:table-cell office:value-type="float" office:value="-4">
            <text:p>-4.00</text:p>
          </table:table-cell>
          <table:table-cell office:value-type="float" office:value="-0.2">
            <text:p>-0.20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td IV</text:p>
          </table:table-cell>
          <table:table-cell table:formula="oooc:=[.B17]*[.Y3]" office:value-type="float" office:value="796.25">
            <text:p>796.25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20"/>
        </table:table-row>
        <table:table-row table:style-name="ro1">
          <table:table-cell office:value-type="string">
            <text:p>GUPE I</text:p>
          </table:table-cell>
          <table:table-cell table:formula="oooc:=[.B27]*[.T28]" office:value-type="float" office:value="915.6875">
            <text:p>915.69</text:p>
          </table:table-cell>
          <table:table-cell table:formula="oooc:=CEILING(([.B28]-[.C27]/2);[.C27])" office:value-type="float" office:value="920">
            <text:p>920</text:p>
          </table:table-cell>
          <table:table-cell table:formula="oooc:=[.D27]+[.U28]" office:value-type="float" office:value="30">
            <text:p>30</text:p>
          </table:table-cell>
          <table:table-cell table:formula="oooc:=[.E27]+[.V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4">
            <text:p>4.00</text:p>
          </table:table-cell>
          <table:table-cell office:value-type="float" office:value="0.4">
            <text:p>0.40</text:p>
          </table:table-cell>
          <table:table-cell table:number-columns-repeated="3"/>
        </table:table-row>
        <table:table-row table:style-name="ro1">
          <table:table-cell office:value-type="string">
            <text:p>BORA I</text:p>
          </table:table-cell>
          <table:table-cell table:formula="oooc:=[.B27]*[.T29]" office:value-type="float" office:value="796.25">
            <text:p>796.25</text:p>
          </table:table-cell>
          <table:table-cell table:formula="oooc:=CEILING(([.B29]-[.C27]/2);[.C27])" office:value-type="float" office:value="800">
            <text:p>800</text:p>
          </table:table-cell>
          <table:table-cell table:formula="oooc:=[.D27]+[.U29]" office:value-type="float" office:value="26">
            <text:p>26</text:p>
          </table:table-cell>
          <table:table-cell table:formula="oooc:=[.E27]+[.V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office:value-type="float" office:value="1">
            <text:p>1.00</text:p>
          </table:table-cell>
          <table:table-cell table:number-columns-repeated="2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string">
            <text:p>HIMO I</text:p>
          </table:table-cell>
          <table:table-cell table:formula="oooc:=[.B27]*[.T30]" office:value-type="float" office:value="676.8125">
            <text:p>676.81</text:p>
          </table:table-cell>
          <table:table-cell table:formula="oooc:=CEILING(([.B30]-[.C27]/2);[.C27])" office:value-type="float" office:value="680">
            <text:p>680</text:p>
          </table:table-cell>
          <table:table-cell table:formula="oooc:=[.D27]+[.U30]" office:value-type="float" office:value="22">
            <text:p>22</text:p>
          </table:table-cell>
          <table:table-cell table:formula="oooc:=[.E27]+[.V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-4">
            <text:p>-4.00</text:p>
          </table:table-cell>
          <table:table-cell office:value-type="float" office:value="-0.4">
            <text:p>-0.40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td IVa</text:p>
          </table:table-cell>
          <table:table-cell table:formula="oooc:=[.B27]*[.Y4]" office:value-type="float" office:value="2587.8125">
            <text:p>2587.81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2.3">
            <text:p>2.3</text:p>
          </table:table-cell>
          <table:table-cell table:number-columns-repeated="20"/>
        </table:table-row>
        <table:table-row table:style-name="ro1">
          <table:table-cell office:value-type="string">
            <text:p>GUPE II</text:p>
          </table:table-cell>
          <table:table-cell table:formula="oooc:=[.B32]*[.T33]" office:value-type="float" office:value="2975.984375">
            <text:p>2975.98</text:p>
          </table:table-cell>
          <table:table-cell table:formula="oooc:=CEILING(([.B33]-[.C32]/2);[.C32])" office:value-type="float" office:value="3000">
            <text:p>3000</text:p>
          </table:table-cell>
          <table:table-cell table:formula="oooc:=[.D32]+[.U33]" office:value-type="float" office:value="32">
            <text:p>32</text:p>
          </table:table-cell>
          <table:table-cell table:formula="oooc:=[.E32]+[.V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5">
            <text:p>5.00</text:p>
          </table:table-cell>
          <table:table-cell office:value-type="float" office:value="0.4">
            <text:p>0.40</text:p>
          </table:table-cell>
          <table:table-cell table:number-columns-repeated="3"/>
        </table:table-row>
        <table:table-row table:style-name="ro1">
          <table:table-cell office:value-type="string">
            <text:p>BORA II</text:p>
          </table:table-cell>
          <table:table-cell table:formula="oooc:=[.B32]*[.T34]" office:value-type="float" office:value="2587.8125">
            <text:p>2587.81</text:p>
          </table:table-cell>
          <table:table-cell table:formula="oooc:=CEILING(([.B34]-[.C32]/2);[.C32])" office:value-type="float" office:value="2600">
            <text:p>2600</text:p>
          </table:table-cell>
          <table:table-cell table:formula="oooc:=[.D32]+[.U34]" office:value-type="float" office:value="27">
            <text:p>27</text:p>
          </table:table-cell>
          <table:table-cell table:formula="oooc:=[.E32]+[.V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office:value-type="float" office:value="1">
            <text:p>1.00</text:p>
          </table:table-cell>
          <table:table-cell table:number-columns-repeated="2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string">
            <text:p>HIMO II</text:p>
          </table:table-cell>
          <table:table-cell table:formula="oooc:=[.B32]*[.T35]" office:value-type="float" office:value="2199.640625">
            <text:p>2199.64</text:p>
          </table:table-cell>
          <table:table-cell table:formula="oooc:=CEILING(([.B35]-[.C32]/2);[.C32])" office:value-type="float" office:value="2200">
            <text:p>2200</text:p>
          </table:table-cell>
          <table:table-cell table:formula="oooc:=[.D32]+[.U35]" office:value-type="float" office:value="22">
            <text:p>22</text:p>
          </table:table-cell>
          <table:table-cell table:formula="oooc:=[.E32]+[.V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-5">
            <text:p>-5.00</text:p>
          </table:table-cell>
          <table:table-cell office:value-type="float" office:value="-0.4">
            <text:p>-0.40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td V</text:p>
          </table:table-cell>
          <table:table-cell table:formula="oooc:=[.B27]*[.Y3]" office:value-type="float" office:value="2786.875">
            <text:p>2786.88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20"/>
        </table:table-row>
        <table:table-row table:style-name="ro1">
          <table:table-cell office:value-type="string">
            <text:p>KEROMI Alpha</text:p>
          </table:table-cell>
          <table:table-cell table:formula="oooc:=[.B37]*[.T38]" office:value-type="float" office:value="2368.84375">
            <text:p>2368.84</text:p>
          </table:table-cell>
          <table:table-cell table:formula="oooc:=CEILING(([.B38]-[.C37]/2);[.C37])" office:value-type="float" office:value="2400">
            <text:p>2400</text:p>
          </table:table-cell>
          <table:table-cell table:formula="oooc:=[.D37]+[.U38]" office:value-type="float" office:value="32">
            <text:p>32</text:p>
          </table:table-cell>
          <table:table-cell table:formula="oooc:=[.E37]+[.V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.00</text:p>
          </table:table-cell>
          <table:table-cell office:value-type="float" office:value="0.4">
            <text:p>0.40</text:p>
          </table:table-cell>
          <table:table-cell table:number-columns-repeated="3"/>
        </table:table-row>
        <table:table-row table:style-name="ro1">
          <table:table-cell office:value-type="string">
            <text:p>XATIPE Alpha</text:p>
          </table:table-cell>
          <table:table-cell table:formula="oooc:=[.B37]*[.T39]" office:value-type="float" office:value="2786.875">
            <text:p>2786.88</text:p>
          </table:table-cell>
          <table:table-cell table:formula="oooc:=CEILING(([.B39]-[.C37]/2);[.C37])" office:value-type="float" office:value="2800">
            <text:p>2800</text:p>
          </table:table-cell>
          <table:table-cell table:formula="oooc:=[.D37]+[.U39]" office:value-type="float" office:value="26">
            <text:p>26</text:p>
          </table:table-cell>
          <table:table-cell table:formula="oooc:=[.E37]+[.V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.00</text:p>
          </table:table-cell>
          <table:table-cell table:number-columns-repeated="2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string">
            <text:p>DUMARO Alpha</text:p>
          </table:table-cell>
          <table:table-cell table:formula="oooc:=[.B37]*[.T40]" office:value-type="float" office:value="3204.90625">
            <text:p>3204.91</text:p>
          </table:table-cell>
          <table:table-cell table:formula="oooc:=CEILING(([.B40]-[.C37]/2);[.C37])" office:value-type="float" office:value="3200">
            <text:p>3200</text:p>
          </table:table-cell>
          <table:table-cell table:formula="oooc:=[.D37]+[.U40]" office:value-type="float" office:value="20">
            <text:p>20</text:p>
          </table:table-cell>
          <table:table-cell table:formula="oooc:=[.E37]+[.V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.00</text:p>
          </table:table-cell>
          <table:table-cell office:value-type="float" office:value="-0.4">
            <text:p>-0.40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td Va</text:p>
          </table:table-cell>
          <table:table-cell table:formula="oooc:=[.B37]*[.Y4]" office:value-type="float" office:value="9057.34375">
            <text:p>9057.34</text:p>
          </table:table-cell>
          <table:table-cell office:value-type="float" office:value="200">
            <text:p>200</text:p>
          </table:table-cell>
          <table:table-cell office:value-type="float" office:value="27">
            <text:p>27</text:p>
          </table:table-cell>
          <table:table-cell office:value-type="float" office:value="2.3">
            <text:p>2.3</text:p>
          </table:table-cell>
          <table:table-cell table:number-columns-repeated="20"/>
        </table:table-row>
        <table:table-row table:style-name="ro1">
          <table:table-cell office:value-type="string">
            <text:p>KEROMI Beta</text:p>
          </table:table-cell>
          <table:table-cell table:formula="oooc:=[.B42]*[.T43]" office:value-type="float" office:value="7698.7421875">
            <text:p>7698.74</text:p>
          </table:table-cell>
          <table:table-cell table:formula="oooc:=CEILING(([.B43]-[.C42]/2);[.C42])" office:value-type="float" office:value="7600">
            <text:p>7600</text:p>
          </table:table-cell>
          <table:table-cell table:formula="oooc:=[.D42]+[.U43]" office:value-type="float" office:value="33">
            <text:p>33</text:p>
          </table:table-cell>
          <table:table-cell table:formula="oooc:=[.E42]+[.V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.00</text:p>
          </table:table-cell>
          <table:table-cell office:value-type="float" office:value="0.4">
            <text:p>0.40</text:p>
          </table:table-cell>
          <table:table-cell table:number-columns-repeated="3"/>
        </table:table-row>
        <table:table-row table:style-name="ro1">
          <table:table-cell office:value-type="string">
            <text:p>XATIPE Beta</text:p>
          </table:table-cell>
          <table:table-cell table:formula="oooc:=[.B42]*[.T44]" office:value-type="float" office:value="9057.34375">
            <text:p>9057.34</text:p>
          </table:table-cell>
          <table:table-cell table:formula="oooc:=CEILING(([.B44]-[.C42]/2);[.C42])" office:value-type="float" office:value="9000">
            <text:p>9000</text:p>
          </table:table-cell>
          <table:table-cell table:formula="oooc:=[.D42]+[.U44]" office:value-type="float" office:value="27">
            <text:p>27</text:p>
          </table:table-cell>
          <table:table-cell table:formula="oooc:=[.E42]+[.V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.00</text:p>
          </table:table-cell>
          <table:table-cell table:number-columns-repeated="2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string">
            <text:p>DUMARO Beta</text:p>
          </table:table-cell>
          <table:table-cell table:formula="oooc:=[.B42]*[.T45]" office:value-type="float" office:value="10415.9453125">
            <text:p>10415.95</text:p>
          </table:table-cell>
          <table:table-cell table:formula="oooc:=CEILING(([.B45]-[.C42]/2);[.C42])" office:value-type="float" office:value="10400">
            <text:p>10400</text:p>
          </table:table-cell>
          <table:table-cell table:formula="oooc:=[.D42]+[.U45]" office:value-type="float" office:value="21">
            <text:p>21</text:p>
          </table:table-cell>
          <table:table-cell table:formula="oooc:=[.E42]+[.V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.00</text:p>
          </table:table-cell>
          <table:table-cell office:value-type="float" office:value="-0.4">
            <text:p>-0.40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td Vaa</text:p>
          </table:table-cell>
          <table:table-cell table:formula="oooc:=[.B42]*[.Y4]" office:value-type="float" office:value="29436.3671875">
            <text:p>29436.37</text:p>
          </table:table-cell>
          <table:table-cell office:value-type="float" office:value="500">
            <text:p>500</text:p>
          </table:table-cell>
          <table:table-cell office:value-type="float" office:value="28">
            <text:p>28</text:p>
          </table:table-cell>
          <table:table-cell office:value-type="float" office:value="2.4">
            <text:p>2.4</text:p>
          </table:table-cell>
          <table:table-cell table:number-columns-repeated="20"/>
        </table:table-row>
        <table:table-row table:style-name="ro1">
          <table:table-cell office:value-type="string">
            <text:p>KEROMI Omega</text:p>
          </table:table-cell>
          <table:table-cell table:formula="oooc:=[.B47]*[.T48]" office:value-type="float" office:value="25020.912109375">
            <text:p>25020.91</text:p>
          </table:table-cell>
          <table:table-cell table:formula="oooc:=CEILING(([.B48]-[.C47]/2);[.C47])" office:value-type="float" office:value="25000">
            <text:p>25000</text:p>
          </table:table-cell>
          <table:table-cell table:formula="oooc:=[.D47]+[.U48]" office:value-type="float" office:value="34">
            <text:p>34</text:p>
          </table:table-cell>
          <table:table-cell table:formula="oooc:=[.E47]+[.V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.00</text:p>
          </table:table-cell>
          <table:table-cell office:value-type="float" office:value="0.4">
            <text:p>0.40</text:p>
          </table:table-cell>
          <table:table-cell table:number-columns-repeated="3"/>
        </table:table-row>
        <table:table-row table:style-name="ro1">
          <table:table-cell office:value-type="string">
            <text:p>XATIPE Omega</text:p>
          </table:table-cell>
          <table:table-cell table:formula="oooc:=[.B47]*[.T49]" office:value-type="float" office:value="29436.3671875">
            <text:p>29436.37</text:p>
          </table:table-cell>
          <table:table-cell table:formula="oooc:=CEILING(([.B49]-[.C47]/2);[.C47])" office:value-type="float" office:value="29500">
            <text:p>29500</text:p>
          </table:table-cell>
          <table:table-cell table:formula="oooc:=[.D47]+[.U49]" office:value-type="float" office:value="28">
            <text:p>28</text:p>
          </table:table-cell>
          <table:table-cell table:formula="oooc:=[.E47]+[.V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.00</text:p>
          </table:table-cell>
          <table:table-cell table:number-columns-repeated="2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string">
            <text:p>DUMARO Omega</text:p>
          </table:table-cell>
          <table:table-cell table:formula="oooc:=[.B47]*[.T50]" office:value-type="float" office:value="33851.822265625">
            <text:p>33851.82</text:p>
          </table:table-cell>
          <table:table-cell table:formula="oooc:=CEILING(([.B50]-[.C47]/2);[.C47])" office:value-type="float" office:value="34000">
            <text:p>34000</text:p>
          </table:table-cell>
          <table:table-cell table:formula="oooc:=[.D47]+[.U50]" office:value-type="float" office:value="22">
            <text:p>22</text:p>
          </table:table-cell>
          <table:table-cell table:formula="oooc:=[.E47]+[.V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.00</text:p>
          </table:table-cell>
          <table:table-cell office:value-type="float" office:value="-0.4">
            <text:p>-0.40</text:p>
          </table:table-cell>
          <table:table-cell table:number-columns-repeated="3"/>
        </table:table-row>
        <table:table-row table:style-name="ro1" table:number-rows-repeated="65485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03">04/03/2007</text:date>, <text:time>02:51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Ben Wilhelm</meta:initial-creator>
    <meta:creation-date>2007-04-02T23:01:32</meta:creation-date>
    <dc:creator>Ben Wilhelm</dc:creator>
    <dc:date>2007-04-03T02:51:00</dc:date>
    <dc:language>en-US</dc:language>
    <meta:editing-cycles>5</meta:editing-cycles>
    <meta:editing-duration>PT58M24S</meta:editing-duration>
    <meta:user-defined meta:name="Info 1"/>
    <meta:user-defined meta:name="Info 2"/>
    <meta:user-defined meta:name="Info 3"/>
    <meta:user-defined meta:name="Info 4"/>
    <meta:document-statistic meta:table-count="3" meta:cell-count="441"/>
  </office:meta>
</office:document-meta>
</file>